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ac4c" officeooo:paragraph-rsid="0016ac4c"/>
    </style:style>
    <style:style style:name="P2" style:family="paragraph" style:parent-style-name="Standard">
      <style:text-properties officeooo:rsid="0016ac4c" officeooo:paragraph-rsid="005505e7"/>
    </style:style>
    <style:style style:name="P3" style:family="paragraph" style:parent-style-name="Standard">
      <style:text-properties officeooo:rsid="0016ac4c" officeooo:paragraph-rsid="00429d27"/>
    </style:style>
    <style:style style:name="P4" style:family="paragraph" style:parent-style-name="Standard">
      <style:text-properties officeooo:rsid="0017605f" officeooo:paragraph-rsid="0017605f"/>
    </style:style>
    <style:style style:name="P5" style:family="paragraph" style:parent-style-name="Standard">
      <style:text-properties officeooo:rsid="0017605f" officeooo:paragraph-rsid="0016ac4c"/>
    </style:style>
    <style:style style:name="P6" style:family="paragraph" style:parent-style-name="Standard">
      <style:text-properties officeooo:rsid="0017605f" officeooo:paragraph-rsid="01707fd2"/>
    </style:style>
    <style:style style:name="P7" style:family="paragraph" style:parent-style-name="Standard">
      <style:text-properties fo:font-weight="bold" officeooo:rsid="003bf63b" officeooo:paragraph-rsid="003bf63b" style:font-weight-asian="bold" style:font-weight-complex="bold"/>
    </style:style>
    <style:style style:name="P8" style:family="paragraph" style:parent-style-name="Standard">
      <style:text-properties fo:font-weight="bold" officeooo:rsid="0017605f" officeooo:paragraph-rsid="00176de4" style:font-weight-asian="bold" style:font-weight-complex="bold"/>
    </style:style>
    <style:style style:name="P9" style:family="paragraph" style:parent-style-name="Standard">
      <style:text-properties fo:font-weight="bold" officeooo:rsid="0017605f" officeooo:paragraph-rsid="0017b8da" style:font-weight-asian="bold" style:font-weight-complex="bold"/>
    </style:style>
    <style:style style:name="P10" style:family="paragraph" style:parent-style-name="Standard">
      <style:text-properties fo:font-weight="bold" officeooo:rsid="005505e7" officeooo:paragraph-rsid="005505e7" style:font-weight-asian="bold" style:font-weight-complex="bold"/>
    </style:style>
    <style:style style:name="P11" style:family="paragraph" style:parent-style-name="Standard">
      <style:text-properties fo:font-weight="bold" officeooo:rsid="0017b8da" officeooo:paragraph-rsid="0017b8da" style:font-weight-asian="bold" style:font-weight-complex="bold"/>
    </style:style>
    <style:style style:name="P12" style:family="paragraph" style:parent-style-name="Standard">
      <style:text-properties officeooo:rsid="002a1333" officeooo:paragraph-rsid="002a1333"/>
    </style:style>
    <style:style style:name="P13" style:family="paragraph" style:parent-style-name="Standard">
      <style:text-properties officeooo:rsid="00308dbe" officeooo:paragraph-rsid="0016ac4c"/>
    </style:style>
    <style:style style:name="P14" style:family="paragraph" style:parent-style-name="Standard">
      <style:text-properties officeooo:rsid="00308dbe" officeooo:paragraph-rsid="00308dbe"/>
    </style:style>
    <style:style style:name="P15" style:family="paragraph" style:parent-style-name="Standard">
      <style:text-properties officeooo:rsid="003bf63b" officeooo:paragraph-rsid="003bf63b"/>
    </style:style>
    <style:style style:name="P16" style:family="paragraph" style:parent-style-name="Standard">
      <style:text-properties officeooo:rsid="003bf63b" officeooo:paragraph-rsid="01ad2042"/>
    </style:style>
    <style:style style:name="P17" style:family="paragraph" style:parent-style-name="Standard">
      <style:text-properties officeooo:rsid="003bf63b" officeooo:paragraph-rsid="01b39dd8"/>
    </style:style>
    <style:style style:name="P18" style:family="paragraph" style:parent-style-name="Standard">
      <style:text-properties officeooo:rsid="003bf63b" officeooo:paragraph-rsid="01b50d6c"/>
    </style:style>
    <style:style style:name="P19" style:family="paragraph" style:parent-style-name="Standard">
      <style:text-properties officeooo:rsid="003bf63b" officeooo:paragraph-rsid="010ece32"/>
    </style:style>
    <style:style style:name="P20" style:family="paragraph" style:parent-style-name="Standard">
      <style:text-properties officeooo:rsid="003bf63b" officeooo:paragraph-rsid="01d0ee3f"/>
    </style:style>
    <style:style style:name="P21" style:family="paragraph" style:parent-style-name="Standard">
      <style:text-properties officeooo:rsid="003bf63b" officeooo:paragraph-rsid="01d81376"/>
    </style:style>
    <style:style style:name="P22" style:family="paragraph" style:parent-style-name="Standard">
      <style:text-properties officeooo:rsid="0057e346" officeooo:paragraph-rsid="00605134"/>
    </style:style>
    <style:style style:name="P23" style:family="paragraph" style:parent-style-name="Standard">
      <style:text-properties officeooo:rsid="0057e346" officeooo:paragraph-rsid="0057e346"/>
    </style:style>
    <style:style style:name="P24" style:family="paragraph" style:parent-style-name="Standard">
      <style:text-properties officeooo:rsid="0057e346" officeooo:paragraph-rsid="011d546c"/>
    </style:style>
    <style:style style:name="P25" style:family="paragraph" style:parent-style-name="Standard">
      <style:text-properties officeooo:rsid="0060517c" officeooo:paragraph-rsid="0060517c"/>
    </style:style>
    <style:style style:name="P26" style:family="paragraph" style:parent-style-name="Standard">
      <style:text-properties officeooo:rsid="007cf294" officeooo:paragraph-rsid="007cf294"/>
    </style:style>
    <style:style style:name="P27" style:family="paragraph" style:parent-style-name="Standard">
      <style:text-properties officeooo:rsid="00803337" officeooo:paragraph-rsid="00803337"/>
    </style:style>
    <style:style style:name="P28" style:family="paragraph" style:parent-style-name="Standard">
      <style:text-properties officeooo:rsid="012d9875" officeooo:paragraph-rsid="012d9875"/>
    </style:style>
    <style:style style:name="P29" style:family="paragraph" style:parent-style-name="Standard">
      <style:text-properties officeooo:rsid="0073ba34" officeooo:paragraph-rsid="01492f67"/>
    </style:style>
    <style:style style:name="P30" style:family="paragraph" style:parent-style-name="Standard">
      <style:text-properties officeooo:rsid="0075a8ee" officeooo:paragraph-rsid="01492f67"/>
    </style:style>
    <style:style style:name="P31" style:family="paragraph" style:parent-style-name="Standard">
      <style:text-properties officeooo:rsid="0087a290" officeooo:paragraph-rsid="003bf63b"/>
    </style:style>
    <style:style style:name="P32" style:family="paragraph" style:parent-style-name="Standard">
      <style:text-properties officeooo:rsid="0157fff5" officeooo:paragraph-rsid="0157fff5"/>
    </style:style>
    <style:style style:name="P33" style:family="paragraph" style:parent-style-name="Standard">
      <style:text-properties officeooo:rsid="0158eb5d" officeooo:paragraph-rsid="0158eb5d"/>
    </style:style>
    <style:style style:name="P34" style:family="paragraph" style:parent-style-name="Standard">
      <style:text-properties officeooo:rsid="01314081" officeooo:paragraph-rsid="01314081"/>
    </style:style>
    <style:style style:name="P35" style:family="paragraph" style:parent-style-name="Standard">
      <style:text-properties officeooo:rsid="01707fd2" officeooo:paragraph-rsid="01707fd2"/>
    </style:style>
    <style:style style:name="P36" style:family="paragraph" style:parent-style-name="Standard">
      <style:text-properties officeooo:rsid="005505e7" officeooo:paragraph-rsid="01707fd2"/>
    </style:style>
    <style:style style:name="P37" style:family="paragraph" style:parent-style-name="Standard">
      <style:text-properties officeooo:rsid="0176150a" officeooo:paragraph-rsid="0176150a"/>
    </style:style>
    <style:style style:name="P38" style:family="paragraph" style:parent-style-name="Standard">
      <style:text-properties officeooo:rsid="0179c66b" officeooo:paragraph-rsid="0179c66b"/>
    </style:style>
    <style:style style:name="P39" style:family="paragraph" style:parent-style-name="Standard">
      <style:text-properties officeooo:rsid="017bf387" officeooo:paragraph-rsid="017bf387"/>
    </style:style>
    <style:style style:name="P40" style:family="paragraph" style:parent-style-name="Standard">
      <style:text-properties officeooo:rsid="017e8553" officeooo:paragraph-rsid="017e8553"/>
    </style:style>
    <style:style style:name="P41" style:family="paragraph" style:parent-style-name="Standard">
      <style:text-properties officeooo:rsid="017efc8c" officeooo:paragraph-rsid="017efc8c"/>
    </style:style>
    <style:style style:name="P42" style:family="paragraph" style:parent-style-name="Standard">
      <style:text-properties officeooo:rsid="018e60e6" officeooo:paragraph-rsid="018e60e6"/>
    </style:style>
    <style:style style:name="P43" style:family="paragraph" style:parent-style-name="Standard">
      <style:text-properties officeooo:rsid="01912884" officeooo:paragraph-rsid="01912884"/>
    </style:style>
    <style:style style:name="P44" style:family="paragraph" style:parent-style-name="Standard">
      <style:text-properties officeooo:rsid="01712a1a" officeooo:paragraph-rsid="01712a1a"/>
    </style:style>
    <style:style style:name="P45" style:family="paragraph" style:parent-style-name="Standard">
      <style:text-properties officeooo:rsid="01cbfd69" officeooo:paragraph-rsid="01cbfd69"/>
    </style:style>
    <style:style style:name="P46" style:family="paragraph" style:parent-style-name="Standard">
      <style:text-properties fo:font-weight="normal" officeooo:rsid="01db9ca8" officeooo:paragraph-rsid="01db9ca8" style:font-weight-asian="normal" style:font-weight-complex="normal"/>
    </style:style>
    <style:style style:name="P47" style:family="paragraph" style:parent-style-name="Standard">
      <style:text-properties officeooo:rsid="01e9ee97" officeooo:paragraph-rsid="01e9ee97"/>
    </style:style>
    <style:style style:name="P48" style:family="paragraph" style:parent-style-name="Standard">
      <style:text-properties officeooo:rsid="015fa299" officeooo:paragraph-rsid="015fa299"/>
    </style:style>
    <style:style style:name="P49" style:family="paragraph" style:parent-style-name="Standard">
      <style:text-properties officeooo:rsid="016bf986" officeooo:paragraph-rsid="0033bba0"/>
    </style:style>
    <style:style style:name="P50" style:family="paragraph" style:parent-style-name="Standard">
      <style:text-properties officeooo:rsid="01686522" officeooo:paragraph-rsid="01686522"/>
    </style:style>
    <style:style style:name="P51" style:family="paragraph" style:parent-style-name="Standard">
      <style:text-properties officeooo:rsid="015a151f" officeooo:paragraph-rsid="015a151f"/>
    </style:style>
    <style:style style:name="P52" style:family="paragraph" style:parent-style-name="Standard">
      <style:text-properties officeooo:rsid="02012597" officeooo:paragraph-rsid="02012597"/>
    </style:style>
    <style:style style:name="P53" style:family="paragraph" style:parent-style-name="Standard">
      <style:text-properties officeooo:rsid="0057e346" officeooo:paragraph-rsid="0057e346"/>
    </style:style>
    <style:style style:name="P54" style:family="paragraph" style:parent-style-name="Standard">
      <style:paragraph-properties fo:break-before="page"/>
      <style:text-properties officeooo:rsid="018ebcf2" officeooo:paragraph-rsid="018ebcf2"/>
    </style:style>
    <style:style style:name="P55" style:family="paragraph" style:parent-style-name="Standard">
      <style:paragraph-properties fo:break-before="page"/>
      <style:text-properties fo:font-weight="bold" officeooo:rsid="008cb067" officeooo:paragraph-rsid="008cb067" style:font-weight-asian="bold" style:font-weight-complex="bold"/>
    </style:style>
    <style:style style:name="T1" style:family="text">
      <style:text-properties officeooo:rsid="00319892"/>
    </style:style>
    <style:style style:name="T2" style:family="text">
      <style:text-properties officeooo:rsid="0075a8ee"/>
    </style:style>
    <style:style style:name="T3" style:family="text">
      <style:text-properties officeooo:rsid="009c4110"/>
    </style:style>
    <style:style style:name="T4" style:family="text">
      <style:text-properties officeooo:rsid="009ea55b"/>
    </style:style>
    <style:style style:name="T5" style:family="text">
      <style:text-properties officeooo:rsid="00a3c385"/>
    </style:style>
    <style:style style:name="T6" style:family="text">
      <style:text-properties officeooo:rsid="00cc4a2e"/>
    </style:style>
    <style:style style:name="T7" style:family="text">
      <style:text-properties officeooo:rsid="01181da2"/>
    </style:style>
    <style:style style:name="T8" style:family="text">
      <style:text-properties officeooo:rsid="01263592"/>
    </style:style>
    <style:style style:name="T9" style:family="text">
      <style:text-properties officeooo:rsid="01611b5a"/>
    </style:style>
    <style:style style:name="T10" style:family="text">
      <style:text-properties officeooo:rsid="0165971c"/>
    </style:style>
    <style:style style:name="T11" style:family="text">
      <style:text-properties officeooo:rsid="01712a1a"/>
    </style:style>
    <style:style style:name="T12" style:family="text">
      <style:text-properties officeooo:rsid="0172db15"/>
    </style:style>
    <style:style style:name="T13" style:family="text">
      <style:text-properties officeooo:rsid="0179578f"/>
    </style:style>
    <style:style style:name="T14" style:family="text">
      <style:text-properties officeooo:rsid="017b45d6"/>
    </style:style>
    <style:style style:name="T15" style:family="text">
      <style:text-properties officeooo:rsid="017efc8c"/>
    </style:style>
    <style:style style:name="T16" style:family="text">
      <style:text-properties officeooo:rsid="01807526"/>
    </style:style>
    <style:style style:name="T17" style:family="text">
      <style:text-properties officeooo:rsid="0192ebaa"/>
    </style:style>
    <style:style style:name="T18" style:family="text">
      <style:text-properties officeooo:rsid="01934db2"/>
    </style:style>
    <style:style style:name="T19" style:family="text">
      <style:text-properties officeooo:rsid="0198461a"/>
    </style:style>
    <style:style style:name="T20" style:family="text">
      <style:text-properties officeooo:rsid="019d1124"/>
    </style:style>
    <style:style style:name="T21" style:family="text">
      <style:text-properties officeooo:rsid="01a7994c"/>
    </style:style>
    <style:style style:name="T22" style:family="text">
      <style:text-properties officeooo:rsid="01a92373"/>
    </style:style>
    <style:style style:name="T23" style:family="text">
      <style:text-properties officeooo:rsid="01ad2042"/>
    </style:style>
    <style:style style:name="T24" style:family="text">
      <style:text-properties officeooo:rsid="01af918f"/>
    </style:style>
    <style:style style:name="T25" style:family="text">
      <style:text-properties officeooo:rsid="01b30c7b"/>
    </style:style>
    <style:style style:name="T26" style:family="text">
      <style:text-properties officeooo:rsid="01b39dd8"/>
    </style:style>
    <style:style style:name="T27" style:family="text">
      <style:text-properties officeooo:rsid="01b50d6c"/>
    </style:style>
    <style:style style:name="T28" style:family="text">
      <style:text-properties officeooo:rsid="01c0b54f"/>
    </style:style>
    <style:style style:name="T29" style:family="text">
      <style:text-properties officeooo:rsid="01ce4f07"/>
    </style:style>
    <style:style style:name="T30" style:family="text">
      <style:text-properties officeooo:rsid="01d0eb16"/>
    </style:style>
    <style:style style:name="T31" style:family="text">
      <style:text-properties officeooo:rsid="01d64c2b"/>
    </style:style>
    <style:style style:name="T32" style:family="text">
      <style:text-properties officeooo:rsid="01e48a80"/>
    </style:style>
    <style:style style:name="T33" style:family="text">
      <style:text-properties officeooo:rsid="01f88b87"/>
    </style:style>
    <style:style style:name="T34" style:family="text">
      <style:text-properties officeooo:rsid="01fe1641"/>
    </style:style>
    <style:style style:name="T35" style:family="text">
      <style:text-properties officeooo:rsid="0205670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20c0d2a"/>
    </style:style>
    <style:style style:name="T38" style:family="text">
      <style:text-properties officeooo:rsid="020e98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roduction</text:p>
      <text:p text:style-name="P32">Name + study</text:p>
      <text:p text:style-name="P52"/>
      <text:p text:style-name="P32">Title</text:p>
      <text:p text:style-name="P45"/>
      <text:p text:style-name="P33">Focus: 3D city reconstruciton from OSM, <text:span text:style-name="T38">specifically</text:span> footpaths</text:p>
      <text:p text:style-name="P34"/>
      <text:p text:style-name="P51">How to: accuracy estimate for OSM, Stockholm, then collisions</text:p>
      <text:p text:style-name="P47"/>
      <text:p text:style-name="P48">&gt;&gt;</text:p>
      <text:p text:style-name="P13"/>
      <text:p text:style-name="P14"><text:span text:style-name="T9">Applications: </text:span>visualization and modeling, urban planning and architecture, media and entertainment in the form of video games and 3D animation.</text:p>
      <text:p text:style-name="P1"/>
      <text:p text:style-name="P3"><text:span text:style-name="T10">Startups: Urban Canvas</text:span> <text:span text:style-name="T7">and</text:span> CityEngine. <text:span text:style-name="T10">Existing or new city grids + editing + modes of vizualisation</text:span></text:p>
      <text:p text:style-name="P1"/>
      <text:p text:style-name="P50">Video games: Cities Skylines, GTA V</text:p>
      <text:p text:style-name="P50"/>
      <text:p text:style-name="P49">Requires procedural methods. Algorithms that generate and populate models based on a city grid.</text:p>
      <text:p text:style-name="P1"/>
      <text:p text:style-name="P12"><text:span text:style-name="T13">Problem such software that renders from OSM (OSM definition).</text:span> <text:span text:style-name="T1">1:1.</text:span> <text:span text:style-name="T13">No account for presicion. Real world maps,</text:span> <text:span text:style-name="T6">inaccuracies in</text:span> measuring techniques. <text:span text:style-name="T13">OSM based on other maps services, few meters.</text:span></text:p>
      <text:p text:style-name="P12"/>
      <text:p text:style-name="P35">&gt;&gt;</text:p>
      <text:p text:style-name="P12"/>
      <text:p text:style-name="P38">Why minimize error?</text:p>
      <text:p text:style-name="P38">Go over pictures</text:p>
      <text:p text:style-name="P38">Disturbing + inaccuracies in localization, pathfinding</text:p>
      <text:p text:style-name="P1"/>
      <text:p text:style-name="P35">&gt;&gt;</text:p>
      <text:p text:style-name="P1"/>
      <text:p text:style-name="P37">Why? -&gt; unique character, walkways in parks. Unexplored</text:p>
      <text:p text:style-name="P5"/>
      <text:p text:style-name="P35">&gt;&gt;</text:p>
      <text:p text:style-name="P5"/>
      <text:p text:style-name="P23"><text:span text:style-name="T36">Geodata precision study</text:span></text:p>
      <text:p text:style-name="P44">How? - distance between building points, OSM vs SLU</text:p>
      <text:p text:style-name="P28"/>
      <text:p text:style-name="P28"><text:span text:style-name="T12">Method base on </text:span>Norwegian University of Science and <text:span text:style-name="T12">E</text:span>ducation <text:span text:style-name="T12">(</text:span>Munich<text:span text:style-name="T12">),</text:span> 2014.</text:p>
      <text:p text:style-name="P28"/>
      <text:p text:style-name="P35">&gt;&gt;</text:p>
      <text:p text:style-name="P28"/>
      <text:p text:style-name="P24"><text:span text:style-name="T14">Feature map. difference in building footprint area</text:span>. <text:span text:style-name="T14">30%</text:span></text:p>
      <text:p text:style-name="P24"/>
      <text:p text:style-name="P39">Different semantic policies.</text:p>
      <text:p text:style-name="P39"/>
      <text:p text:style-name="P39">1:0 discarded, 1:n <text:span text:style-name="T37">(congregation)</text:span> clustered</text:p>
      <text:p text:style-name="P54">Looking for matching vertices. Simplify with DP</text:p>
      <text:p text:style-name="P22"/>
      <text:p text:style-name="P40">OMBR + coinciding edges</text:p>
      <text:p text:style-name="P25"/>
      <text:p text:style-name="P40">Average all errors</text:p>
      <text:p text:style-name="P23"/>
      <text:p text:style-name="P35">&gt;&gt;</text:p>
      <text:p text:style-name="P23"/>
      <text:p text:style-name="P42">Shape accuracy</text:p>
      <text:p text:style-name="P4"/>
      <text:p text:style-name="P35">&gt;&gt;</text:p>
      <text:p text:style-name="P4"/>
      <text:p text:style-name="P10"><text:span text:style-name="T30">Collsion</text:span> study</text:p>
      <text:p text:style-name="P41">Use error estimate, Integrity of Stockholm road network</text:p>
      <text:p text:style-name="P36"/>
      <text:p text:style-name="P35">&gt;&gt;</text:p>
      <text:p text:style-name="P36"/>
      <text:p text:style-name="P36"><text:span text:style-name="T15">Standard road widths Swedish Transport Administration + class in OSM</text:span>. <text:span text:style-name="T16">#Critical points + #corrected</text:span></text:p>
      <text:p text:style-name="P2"/>
      <text:p text:style-name="P35">&gt;&gt;</text:p>
      <text:p text:style-name="P1"/>
      <text:p text:style-name="P9">Results</text:p>
      <text:p text:style-name="P29">Positional accuracy study: average positional error of roughly 2 meters, <text:span text:style-name="T2">as expected. This is compliant with previous OpenStreetMap quality studies.</text:span></text:p>
      <text:p text:style-name="P29"/>
      <text:p text:style-name="P35">&gt;&gt;</text:p>
      <text:p text:style-name="P29"/>
      <text:p text:style-name="P30">The area cover 98%, <text:span text:style-name="T33">9</text:span>0% <text:span text:style-name="T33">usable</text:span></text:p>
      <text:p text:style-name="P4"/>
      <text:p text:style-name="P35">&gt;&gt;</text:p>
      <text:p text:style-name="P4"/>
      <text:p text:style-name="P43">Collision study results</text:p>
      <text:p text:style-name="P26"/>
      <text:p text:style-name="P20"><text:span text:style-name="T17">Footpaths not worse</text:span>. <text:span text:style-name="T17">C</text:span>ity modeling software, <text:span text:style-name="T17">same procedure.</text:span></text:p>
      <text:p text:style-name="P26"/>
      <text:p text:style-name="P35">&gt;&gt;</text:p>
      <text:p text:style-name="P26"/>
      <text:p text:style-name="P27">The positional and <text:span text:style-name="T3">similarity</text:span> accuracies per building were plotted as frequency diagrams, and were fairly consistent to the findings of Fan et al.</text:p>
      <text:p text:style-name="P4"/>
      <text:p text:style-name="P35">&gt;&gt;</text:p>
      <text:p text:style-name="P6"/>
      <text:p text:style-name="P11">Conclusions</text:p>
      <text:p text:style-name="P19"/>
      <text:p text:style-name="P31">The final contribution: scientific study into the possibilities of road network modeling in the broader context of 3D city reproduction. What are the remaining practical challenge<text:span text:style-name="T19">s</text:span>? What techniques <text:span text:style-name="T18">can</text:span> complement the basic system?</text:p>
      <text:p text:style-name="P55">Remaining challenges</text:p>
      <text:p text:style-name="P46">Generation of road networks</text:p>
      <text:p text:style-name="P21">basal requirement for modeling virtual cities. Since the road network ties together the city, and forms the grid that divides, <text:span text:style-name="T28">can</text:span> continue with remaining challenges once there exists a robust procedure for extracting road geodata and generating the 3D representation of it without compromising the data integrity.</text:p>
      <text:p text:style-name="P15"/>
      <text:p text:style-name="P15"><text:span text:style-name="T8">Remaining</text:span> challenges: height <text:span text:style-name="T4">and</text:span> terrain elevation. <text:span text:style-name="T20">Not by</text:span> OSM. <text:span text:style-name="T20">complementary sources, complexity++. Realistic textures.</text:span></text:p>
      <text:p text:style-name="P15"/>
      <text:p text:style-name="P35">&gt;&gt;</text:p>
      <text:p text:style-name="P15"/>
      <text:p text:style-name="P7">Feasibility in the urban planning field</text:p>
      <text:p text:style-name="P16">For simple presentation <text:span text:style-name="T23">(a</text:span>nimation and video games, <text:span text:style-name="T23">u</text:span>ban planning software<text:span text:style-name="T23">)</text:span>, <text:span text:style-name="T5">proedurally g</text:span>enerated cities <text:span text:style-name="T5">with generic 3D models </text:span>could very well be enough. <text:span text:style-name="T31">Rough.</text:span> <text:span text:style-name="T23">R</text:span>arely match real life.</text:p>
      <text:p text:style-name="P16"/>
      <text:p text:style-name="P17"><text:span text:style-name="T23">U</text:span>rban development <text:span text:style-name="T23">studies need </text:span>detailed knowl<text:span text:style-name="T23">edge</text:span> city’s geometry, <text:span text:style-name="T23">(</text:span>modeling <text:span text:style-name="T5">traffic, crowd flow, </text:span>heat development or reducing noise<text:span text:style-name="T23">)</text:span> <text:span text:style-name="T23">More than</text:span> geometry of the city.</text:p>
      <text:p text:style-name="P17"/>
      <text:p text:style-name="P18"><text:span text:style-name="T26">M</text:span>orphological structures <text:span text:style-name="T27">(many perspectives)</text:span> <text:span text:style-name="T27">Neighbourhoods-&gt;indoor.</text:span> <text:span text:style-name="T27">Road:</text:span> multimodal structures,</text:p>
      <text:p text:style-name="P18"/>
      <text:p text:style-name="P18"><text:span text:style-name="T24">U</text:span>nfortunate fact <text:span text:style-name="T24">OSM (</text:span>excellent source of city geometry<text:span text:style-name="T24">) </text:span>not sophisticated. <text:span text:style-name="T32">U</text:span>rban planners <text:span text:style-name="T25">(specification)</text:span> <text:span text:style-name="T25">need complementary data</text:span></text:p>
      <text:p text:style-name="P15"/>
      <text:p text:style-name="P35">&gt;&gt;</text:p>
      <text:p text:style-name="P15"/>
      <text:p text:style-name="P7">Final conclusions</text:p>
      <text:p text:style-name="P15">The final conclusion; <text:span text:style-name="T21">generating cities</text:span> feasible in media, <text:span text:style-name="T22">+</text:span>procedural. <text:span text:style-name="T22">Cheap and low effort</text:span>. <text:span text:style-name="T22">Report: basic systems + broad tool pipelline for games and animation.</text:span> <text:span text:style-name="T22">Urban design: complementary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15T15:22:01.340985878</dc:date>
    <meta:editing-duration>PT16H31M28S</meta:editing-duration>
    <meta:editing-cycles>293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493" meta:character-count="3404" meta:non-whitespace-character-count="2972"/>
  </office:meta>
</office:document-meta>
</file>